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3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Nina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1894</text:p>
      <text:p text:style-name="P5">Month<text:tab/><text:tab/><text:tab/><text:tab/><text:tab/><text:tab/>March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/>
      <text:p text:style-name="P2">[Page 1]</text:p>
      <text:p text:style-name="P3">Tuesday Morning./</text:p>
      <text:p text:style-name="P2">My dear Father./</text:p>
      <text:p text:style-name="P2"><text:tab/>I have just received/ your letter, and am glad to know that/ you are well. <text:s/>I had a letter from/ Manuel on board the Columbia/ and he had left safe and well I wonder/ whether he rec'd the cigars you sent/ him. <text:s/>That was the fourth bon with/ which he was presented. <text:s/>I hope he/ will not be too sick to use them./ <text:s/>We shall not hear from him/ now until he reaches Algiers on/ the 19th. <text:s/>Yes, I think you had/ better send both letters in case/ he should need them, &amp; write to Ascoli./ <text:s/>The address is 90 Maguay Hooker &amp; Co/ Bankers/ Rome/ Italy/ until March 20. <text:s/>After that/</text:p>
      <text:p text:style-name="P2"/>
      <text:p text:style-name="P2">[Page 2]</text:p>
      <text:p text:style-name="P2">it is Brown, Shipley and Co,/ Founder's Court E. C. London, Eng./ I do hope that he will have/ the happy time that he deserves./ <text:s/>The Ktichells and the Hoeghs are/ very kind. <text:s/>We eat one last meal/ with Mrs. Hoegh &amp; she will drive/ us to the station. <text:s/>On Sunday/ we closed the house, Rose went/ to St Paul <text:soft-page-break/>&amp; I to Kitchells. <text:s/>We/ have much company and are/ very busy, but shall be all/ ready to leave to-morrow night./ <text:s/>We go to Chicago together, arrive/ at 9.30, go to Rose's aunt where/ I leave her. <text:s/>I take the Erie/ Train at 2, reaching Bradford/ about 10.30 on Friday. <text:s/>Rose/ goes from Chicago directly/</text:p>
      <text:p text:style-name="P2"/>
      <text:p text:style-name="P2">[Page 3]</text:p>
      <text:p text:style-name="P2">to Scranton where I will again see her./ <text:s/>I have had all my mail sent to you. <text:s/>Please/ forward any letters to Bradford c[/ inserted by author]o A. Galland/ Mc. Kean Co. Penna. <text:s/>Do you remember whom/ Clara married in Leghorn?/</text:p>
      <text:p text:style-name="P2">The weather is phenomenal with us--real/ spring already. <text:s/>I wonder whether it will/ last! <text:s/>I have just rec'd Dave Cohen's in-/vitation &amp; must send him something/ I could have stopped at Toronto for a small/ extra cost, but I thought it best not to. <text:s/>Mrs M'y/ invitation came only thro' Josephine/ I hope all are well, and I am with much/ love/ Yours Nina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0T15:51:33.18</meta:creation-date>
    <dc:date>2011-12-21T11:25:21.70</dc:date>
    <dc:creator>Penn Libraries</dc:creator>
    <meta:editing-duration>PT00H17M57S</meta:editing-duration>
    <meta:editing-cycles>3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504" meta:character-count="3055"/>
  </office:meta>
</office:document-meta>
</file>